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632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9.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5"/>
          <table:table-cell office:value-type="string" calcext:value-type="string">
            <text:p>Cuisines = {Africain, Breton, Italian, Japonais, Thailandais}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tions = {Josselin, Cheese club}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ate(Breton, *)</text:p>
          </table:table-cell>
          <table:table-cell table:style-name="ce2" office:value-type="string" calcext:value-type="string">
            <text:p>State(*,Breton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opose(Josselin)</text:p>
          </table:table-cell>
          <table:table-cell table:style-name="ce2" office:value-type="string" calcext:value-type="string">
            <text:p>Reject(Josselin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tate(Japonais, *)</text:p>
          </table:table-cell>
          <table:table-cell table:style-name="ce2" office:value-type="string" calcext:value-type="string">
            <text:p>State( *, Japonai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te(Africain, *)</text:p>
          </table:table-cell>
          <table:table-cell office:value-type="string" calcext:value-type="string">
            <text:p>state( *, Africain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k(Italian)</text:p>
          </table:table-cell>
          <table:table-cell office:value-type="string" calcext:value-type="string">
            <text:p>State(Italian, *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opose(Aveyronnais)</text:p>
          </table:table-cell>
          <table:table-cell office:value-type="string" calcext:value-type="string">
            <text:p>propose(CheeseClub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te(Africain, *) + State(Italian, *)+ State(Breton, *)</text:p>
          </table:table-cell>
          <table:table-cell office:value-type="string" calcext:value-type="string">
            <text:p>state( *, Africain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tate(Africain, *)</text:p>
          </table:table-cell>
          <table:table-cell office:value-type="string" calcext:value-type="string">
            <text:p>state(*, epicé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te(Afrique du nord, *)</text:p>
          </table:table-cell>
          <table:table-cell table:style-name="ce2" office:value-type="string" calcext:value-type="string">
            <text:p>state(*,Afrique du nord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Propose(Aveyronnais)</text:p>
          </table:table-cell>
          <table:table-cell table:style-name="ce2" office:value-type="string" calcext:value-type="string">
            <text:p>Propose(Africain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te(Thailandais, *) </text:p>
          </table:table-cell>
          <table:table-cell office:value-type="string" calcext:value-type="string">
            <text:p>state(Thailandais, *) + state(Cooréen, Japonai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opose(Africain) + propose (Thailandais)</text:p>
          </table:table-cell>
          <table:table-cell office:value-type="string" calcext:value-type="string">
            <text:p>Accept(Africain)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6:17:16.006170381</meta:creation-date>
    <dc:date>2016-01-28T18:16:22.089665487</dc:date>
    <meta:editing-duration>PT1H58M22S</meta:editing-duration>
    <meta:editing-cycles>10</meta:editing-cycles>
    <meta:generator>LibreOffice/4.2.8.2$Linux_X86_64 LibreOffice_project/420m0$Build-2</meta:generator>
    <meta:document-statistic meta:table-count="1" meta:cell-count="26" meta:object-count="0"/>
  </office:meta>
</office:document-meta>
</file>